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Times New Roman" fo:font-size="12pt" fo:language="it" fo:country="IT" style:font-size-asian="12pt" style:font-name-complex="Times New Roman"/>
    </style:style>
    <style:style style:name="P2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name-complex="Times New Roman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#33ff99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8" style:family="paragraph" style:parent-style-name="Standard"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Times New Roman" fo:font-size="11pt" fo:language="it" fo:country="IT" style:font-size-asian="11pt" style:font-name-complex="Times New Roman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7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8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20" style:family="paragraph" style:parent-style-name="Standard"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normal" fo:background-color="#ffff99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bold" style:font-size-asian="11pt" style:font-weight-asian="bold" style:font-name-complex="Times New Roman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normal" fo:background-color="#ffff99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style:font-size-asian="11pt" style:font-weight-asian="normal" style:font-name-complex="Times New Roman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fo:background-color="#ffff00" style:font-size-asian="11pt" style:font-weight-asian="normal" style:font-name-complex="Times New Roman" style:font-size-complex="11pt" style:font-weight-complex="normal"/>
    </style:style>
    <style:style style:name="P30" style:family="paragraph" style:parent-style-name="Standard">
      <style:text-properties style:font-name="Times New Roman" fo:font-size="11pt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34" style:family="paragraph" style:parent-style-name="Standard">
      <style:paragraph-properties fo:margin-left="1.755cm" fo:margin-right="0cm" fo:text-align="justify" style:justify-single-word="false" fo:text-indent="0cm" style:auto-text-indent="false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35" style:family="paragraph" style:parent-style-name="Standard" style:master-page-name="">
      <style:paragraph-properties fo:margin-left="1.755cm" fo:margin-right="0cm" fo:text-align="justify" style:justify-single-word="false" fo:text-indent="0cm" style:auto-text-indent="false" style:page-number="auto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37" style:family="paragraph" style:parent-style-name="Caption">
      <style:paragraph-properties fo:padding="0cm" fo:border="none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T2" style:family="text">
      <style:text-properties style:font-name="Times New Roman" fo:font-size="12pt" fo:language="it" fo:country="IT" style:text-underline-style="solid" style:text-underline-width="auto" style:text-underline-color="font-color" style:font-size-asian="12pt" style:font-name-complex="Times New Roman"/>
    </style:style>
    <style:style style:name="T3" style:family="text">
      <style:text-properties style:font-name="Times New Roman" fo:font-size="12pt" fo:language="it" fo:country="IT" style:font-size-asian="12pt" style:font-name-complex="Times New Roman"/>
    </style:style>
    <style:style style:name="T4" style:family="text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T5" style:family="text">
      <style:text-properties style:font-name="Times New Roman" fo:font-size="12pt" fo:language="it" fo:country="IT" fo:font-weight="bold" style:font-size-asian="12pt" style:font-weight-asian="bold" style:font-name-complex="Times New Roman" style:font-weight-complex="bold"/>
    </style:style>
    <style:style style:name="T6" style:family="text">
      <style:text-properties style:font-name="Times New Roman" fo:font-size="12pt" fo:language="it" fo:country="IT" fo:font-style="italic" style:font-size-asian="12pt" style:font-style-asian="italic" style:font-name-complex="Times New Roman" style:font-style-complex="italic"/>
    </style:style>
    <style:style style:name="T7" style:family="text">
      <style:text-properties style:font-name="Times New Roman" fo:font-size="10pt" fo:language="it" fo:country="IT" fo:font-weight="normal" style:font-size-asian="10pt" style:font-weight-asian="normal" style:font-name-complex="Times New Roman" style:font-size-complex="10pt" style:font-weight-complex="normal"/>
    </style:style>
    <style:style style:name="T8" style:family="text">
      <style:text-properties style:font-name="Times New Roman" fo:font-size="10pt" fo:language="it" fo:country="IT" fo:font-weight="normal" fo:background-color="#ffff00" style:font-size-asian="10pt" style:font-weight-asian="normal" style:font-name-complex="Times New Roman" style:font-size-complex="10pt" style:font-weight-complex="normal"/>
    </style:style>
    <style:style style:name="T9" style:family="text">
      <style:text-properties style:font-name="Times New Roman" fo:font-size="10pt" fo:language="it" fo:country="IT" fo:background-color="#ffff00" style:font-size-asian="10pt" style:font-name-complex="Times New Roman" style:font-size-complex="10pt"/>
    </style:style>
    <style:style style:name="T10" style:family="text">
      <style:text-properties style:font-name="Times New Roman" fo:font-size="10pt" fo:language="it" fo:country="IT" fo:background-color="#33ff99" style:font-size-asian="10pt" style:font-name-complex="Times New Roman" style:font-size-complex="10pt"/>
    </style:style>
    <style:style style:name="T11" style:family="text">
      <style:text-properties style:font-name="Times New Roman" fo:language="it" fo:country="IT" fo:background-color="#ffff00" style:font-name-complex="Times New Roman"/>
    </style:style>
    <style:style style:name="T12" style:family="text">
      <style:text-properties style:font-name="Times New Roman" fo:language="it" fo:country="IT" fo:font-weight="bold" style:font-weight-asian="bold" style:font-name-complex="Times New Roman"/>
    </style:style>
    <style:style style:name="T13" style:family="text">
      <style:text-properties style:font-name="Times New Roman" fo:language="it" fo:country="IT" style:font-name-complex="Times New Roman"/>
    </style:style>
    <style:style style:name="T14" style:family="text">
      <style:text-properties fo:font-size="10pt" fo:language="it" fo:country="IT" fo:font-weight="normal" fo:background-color="transparent" style:font-size-asian="10pt" style:font-weight-asian="normal" style:font-name-complex="Times New Roman" style:font-size-complex="10pt" style:font-weight-complex="normal"/>
    </style:style>
    <style:style style:name="T15" style:family="text">
      <style:text-properties fo:font-size="10pt" fo:language="it" fo:country="IT" fo:font-weight="normal" style:font-size-asian="10pt" style:font-weight-asian="normal" style:font-name-complex="Times New Roman" style:font-size-complex="10pt" style:font-weight-complex="normal"/>
    </style:style>
    <style:style style:name="T16" style:family="text">
      <style:text-properties fo:font-size="10pt" fo:language="it" fo:country="IT" fo:font-weight="normal" fo:background-color="#ffff00" style:font-size-asian="10pt" style:font-weight-asian="normal" style:font-name-complex="Times New Roman" style:font-size-complex="10pt" style:font-weight-complex="normal"/>
    </style:style>
    <style:style style:name="T17" style:family="text">
      <style:text-properties fo:font-size="10pt" fo:language="it" fo:country="IT" fo:background-color="#ffff00" style:font-size-asian="10pt" style:font-name-complex="Times New Roman" style:font-size-complex="10pt"/>
    </style:style>
    <style:style style:name="T18" style:family="text">
      <style:text-properties fo:font-size="10pt" fo:language="it" fo:country="IT" fo:background-color="#33ff99" style:font-size-asian="10pt" style:font-name-complex="Times New Roman" style:font-size-complex="10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T21" style:family="text">
      <style:text-properties fo:font-size="12pt" fo:language="it" fo:country="IT" style:text-underline-style="solid" style:text-underline-width="auto" style:text-underline-color="font-color" style:font-size-asian="12pt" style:font-name-complex="Times New Roman"/>
    </style:style>
    <style:style style:name="T22" style:family="text">
      <style:text-properties fo:font-size="12pt" fo:language="it" fo:country="IT" style:font-size-asian="12pt" style:font-name-complex="Times New Roman"/>
    </style:style>
    <style:style style:name="T23" style:family="text">
      <style:text-properties fo:font-size="12pt" fo:language="it" fo:country="IT" fo:font-weight="bold" style:font-size-asian="12pt" style:font-weight-asian="bold" style:font-name-complex="Times New Roman"/>
    </style:style>
    <style:style style:name="T24" style:family="text">
      <style:text-properties fo:font-size="12pt" fo:language="it" fo:country="IT" fo:font-weight="bold" style:font-size-asian="12pt" style:font-weight-asian="bold" style:font-name-complex="Times New Roman" style:font-weight-complex="bold"/>
    </style:style>
    <style:style style:name="T25" style:family="text">
      <style:text-properties fo:font-size="12pt" fo:language="it" fo:country="IT" fo:font-style="italic" style:font-size-asian="12pt" style:font-style-asian="italic" style:font-name-complex="Times New Roman" style:font-style-complex="italic"/>
    </style:style>
    <style:style style:name="T26" style:family="text">
      <style:text-properties fo:background-color="#ffff00"/>
    </style:style>
    <style:style style:name="T27" style:family="text">
      <style:text-properties fo:font-weight="bold" style:font-weight-asian="bold"/>
    </style:style>
    <style:style style:name="T28" style:family="text">
      <style:text-properties fo:language="it" fo:country="IT"/>
    </style:style>
    <style:style style:name="T29" style:family="text">
      <style:text-properties fo:language="it" fo:country="IT" fo:font-weight="bold" fo:background-color="#ffff66" style:font-weight-asian="bold" style:font-weight-complex="bold"/>
    </style:style>
    <style:style style:name="T30" style:family="text">
      <style:text-properties fo:language="it" fo:country="IT" fo:font-weight="bold" style:font-weight-asian="bold" style:font-weight-complex="bold"/>
    </style:style>
    <style:style style:name="T31" style:family="text">
      <style:text-properties fo:language="it" fo:country="IT" fo:font-weight="bold" style:font-weight-asian="bold" style:font-name-complex="Times New Roman"/>
    </style:style>
    <style:style style:name="T32" style:family="text">
      <style:text-properties fo:language="it" fo:country="IT" fo:font-weight="bold" style:font-weight-asian="bold" style:font-name-complex="Times New Roman" style:font-weight-complex="bold"/>
    </style:style>
    <style:style style:name="T33" style:family="text">
      <style:text-properties fo:language="it" fo:country="IT" fo:font-weight="normal" fo:background-color="#ffff66" style:font-weight-asian="normal" style:font-weight-complex="normal"/>
    </style:style>
    <style:style style:name="T34" style:family="text">
      <style:text-properties fo:language="it" fo:country="IT" fo:font-weight="normal" fo:background-color="#ffff00" style:font-weight-asian="normal" style:font-weight-complex="normal"/>
    </style:style>
    <style:style style:name="T35" style:family="text">
      <style:text-properties fo:language="it" fo:country="IT" fo:font-weight="normal" fo:background-color="#ffff00" style:font-weight-asian="normal" style:font-name-complex="Times New Roman" style:font-weight-complex="normal"/>
    </style:style>
    <style:style style:name="T36" style:family="text">
      <style:text-properties fo:language="it" fo:country="IT" fo:font-weight="normal" fo:background-color="transparent" style:font-weight-asian="normal" style:font-weight-complex="normal"/>
    </style:style>
    <style:style style:name="T37" style:family="text">
      <style:text-properties fo:language="it" fo:country="IT" fo:font-weight="normal" fo:background-color="transparent" style:font-weight-asian="normal" style:font-name-complex="Times New Roman" style:font-weight-complex="normal"/>
    </style:style>
    <style:style style:name="T38" style:family="text">
      <style:text-properties fo:language="it" fo:country="IT" fo:font-weight="normal" style:font-weight-asian="normal" style:font-name-complex="Times New Roman" style:font-weight-complex="normal"/>
    </style:style>
    <style:style style:name="T39" style:family="text">
      <style:text-properties fo:language="it" fo:country="IT" style:font-name-complex="Times New Roman"/>
    </style:style>
    <style:style style:name="T40" style:family="text">
      <style:text-properties fo:language="it" fo:country="IT" fo:background-color="#ffff00" style:font-name-complex="Times New Roman"/>
    </style:style>
    <style:style style:name="T41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42" style:family="text">
      <style:text-properties fo:language="it" fo:country="IT" style:text-underline-style="solid" style:text-underline-width="auto" style:text-underline-color="font-color" style:font-name-complex="Times New Roman"/>
    </style:style>
    <style:style style:name="T43" style:family="text">
      <style:text-properties fo:language="it" fo:country="IT" fo:background-color="#33ff99" style:font-name-complex="Times New Roman"/>
    </style:style>
    <style:style style:name="T44" style:family="text">
      <style:text-properties fo:language="it" fo:country="IT" fo:font-style="italic" style:font-style-asian="italic" style:font-name-complex="Times New Roman" style:font-style-complex="italic"/>
    </style:style>
    <style:style style:name="T45" style:family="text">
      <style:text-properties fo:background-color="#ffff66"/>
    </style:style>
    <style:style style:name="T46" style:family="text">
      <style:text-properties style:use-window-font-color="true" fo:language="it" fo:country="IT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47" style:family="text">
      <style:text-properties style:use-window-font-color="true" fo:language="it" fo:country="IT" style:text-underline-style="none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48" style:family="text">
      <style:text-properties style:use-window-font-color="true" fo:language="it" fo:country="IT" style:text-underline-style="none" fo:font-weight="normal" fo:background-color="#ffff00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49" style:family="text">
      <style:text-properties style:use-window-font-color="true" fo:font-size="10pt" fo:language="it" fo:country="IT" fo:font-weight="normal" fo:background-color="transparent" style:font-name-asian="Times New Roman" style:font-size-asian="10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T50" style:family="text">
      <style:text-properties style:use-window-font-color="true" fo:font-size="10pt" fo:language="it" fo:country="IT" style:text-underline-style="none" fo:font-weight="normal" fo:background-color="transparent" style:font-name-asian="Times New Roman" style:font-size-asian="10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T51" style:family="text">
      <style:text-properties style:use-window-font-color="true" fo:font-size="10pt" fo:language="it" fo:country="IT" style:text-underline-style="none" fo:font-weight="normal" fo:background-color="#ffff00" style:font-name-asian="Times New Roman" style:font-size-asian="10pt" style:language-asian="zxx" style:country-asian="none" style:font-weight-asian="normal" style:font-name-complex="MS Sans Serif" style:font-size-complex="10pt" style:language-complex="ar" style:country-complex="SA" style:font-weight-complex="normal"/>
    </style:style>
    <style:style style:name="T52" style:family="text">
      <style:text-properties style:use-window-font-color="true" fo:font-weight="normal" style:font-weight-asian="normal" style:font-weight-complex="normal"/>
    </style:style>
    <style:style style:name="T53" style:family="text">
      <style:text-properties style:use-window-font-color="true" fo:font-style="normal" fo:font-weight="normal" fo:background-color="#ffff99" style:font-style-asian="normal" style:font-weight-asian="normal" style:font-style-complex="normal" style:font-weight-complex="normal"/>
    </style:style>
    <style:style style:name="T54" style:family="text">
      <style:text-properties style:use-window-font-color="true" fo:font-style="normal" fo:font-weight="normal" fo:background-color="#66ffff" style:font-style-asian="normal" style:font-weight-asian="normal" style:font-style-complex="normal" style:font-weight-complex="normal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text-underline-style="none" fo:font-weight="normal" fo:background-color="#66ff99" style:font-weight-asian="normal" style:font-name-complex="Times New Roman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fo:background-color="#66ff99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fo:background-color="#ffff99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fo:background-color="#66ffff" style:font-style-asian="normal" style:font-weight-asian="normal" style:font-style-complex="normal" style:font-weight-complex="normal"/>
    </style:style>
    <style:style style:name="T63" style:family="text">
      <style:text-properties fo:background-color="#fff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ETTORE PIANIFICAZIONE TERRITORIALE </text:p>
      <text:p text:style-name="P9">Servizio Edilizia Privata</text:p>
      <text:p text:style-name="P8"/>
      <text:p text:style-name="P30"><text:span text:style-name="T41">DATA</text:span><text:span text:style-name="T39">: </text:span><text:span text:style-name="T39">[data_presentazione]</text:span><text:span text:style-name="T39"> <text:s text:c="2"/></text:span><text:span text:style-name="T41">PROTOCOLLO</text:span><text:span text:style-name="T39">: </text:span><text:span text:style-name="T39">[protocollo]</text:span></text:p>
      <text:p text:style-name="P13"/>
      <text:p text:style-name="P30"><text:span text:style-name="T41">RICHIEDENTE:</text:span><text:span text:style-name="T39"> </text:span><text:span text:style-name="T39">[elenco_richiedenti]</text:span></text:p>
      <text:p text:style-name="P13"/>
      <text:p text:style-name="P30"><text:span text:style-name="T41">PROGETTISTA:</text:span><text:span text:style-name="T39"> </text:span><text:span text:style-name="T39">[elenco_progettisti]</text:span></text:p>
      <text:p text:style-name="P13"/>
      <text:p text:style-name="P30"><text:span text:style-name="T41">INTERVENTO:</text:span><text:span text:style-name="T39"> </text:span><text:span text:style-name="T39">[oggetto] [ubicazione]</text:span></text:p>
      <text:p text:style-name="P18"/>
      <text:p text:style-name="P18"/>
      <text:p text:style-name="P18">INQUADRAMENTO URBANISTICO</text:p>
      <text:p text:style-name="P30"><text:span text:style-name="T31">P.R.I.S. <text:s/>[zone_piano_1] </text:span><text:span text:style-name="T38">(decaduto) <text:s text:c="8"/></text:span><text:span text:style-name="T35"><text:s/>(lasciare solo in caso di sanatorie in epoca di vigenza del piano)</text:span></text:p>
      <text:p text:style-name="P8">P.U.C.</text:p>
      <text:p text:style-name="P8">[zone_piano_6]</text:p>
      <text:p text:style-name="P8">[zone_piano_7]</text:p>
      <text:p text:style-name="P30"><text:span text:style-name="T31">P.T.C.P.</text:span><text:span text:style-name="T39"> </text:span></text:p>
      <text:p text:style-name="P30"><text:span text:style-name="T39">Assetto Insediativo<text:tab/><text:tab/></text:span><text:span text:style-name="T39">[zone_piano_4]</text:span></text:p>
      <text:p text:style-name="P30"><text:span text:style-name="T39">Assetto Geomorfologico<text:tab/></text:span><text:span text:style-name="T39">[zone_piano_3]</text:span></text:p>
      <text:p text:style-name="P30"><text:span text:style-name="T39">Assetto Vegetazionale<text:tab/><text:tab/></text:span><text:span text:style-name="T39">[zone_piano_5]</text:span></text:p>
      <text:p text:style-name="P13"/>
      <text:p text:style-name="P37">PIANI DI BACINO</text:p>
      <text:p text:style-name="P30"><text:span text:style-name="T39">Suscettività al Dissesto di versante<text:tab/></text:span><text:span text:style-name="T39">[zone_piano_8]</text:span></text:p>
      <text:p text:style-name="P30"><text:span text:style-name="T39">Fasce di inondabilità<text:tab/><text:tab/> <text:s text:c="11"/></text:span><text:span text:style-name="T39">[zone_piano_2]</text:span></text:p>
      <text:p text:style-name="P13"><text:tab/></text:p>
      <text:p text:style-name="P18"/>
      <text:p text:style-name="P30"><text:span text:style-name="T41">VINCOLI</text:span><text:span text:style-name="T39">: </text:span><text:span text:style-name="T40">(da completare o precisare)</text:span><text:span text:style-name="T43"> nessuno/ininfluente</text:span></text:p>
      <text:p text:style-name="P35">idrogeologico ai sensi della LR. n.4/99</text:p>
      <text:p text:style-name="P34">attraversamento specie ambienti aperti (PUC - tav. D.F. 1.5.1 …...)</text:p>
      <text:p text:style-name="P34">area boscata CTR1993</text:p>
      <text:p text:style-name="P34">area percorsa da incendio anno 2003</text:p>
      <text:p text:style-name="P34">paesaggistico ai sensi del D.Lgs 42/04</text:p>
      <text:p text:style-name="P20"><text:s text:c="19"/>architettonico ai sensi del D.Lgs 42/04</text:p>
      <text:p text:style-name="P18"/>
      <text:p text:style-name="P13"/>
      <text:p text:style-name="P30"><text:span text:style-name="T41">PARERI</text:span><text:span text:style-name="T42">:</text:span></text:p>
      <text:list xml:id="list5183383170068469701" text:style-name="L1">
        <text:list-item>
          <text:p text:style-name="P32"><text:span text:style-name="T39">parere [pareri.parere;block=tbs:p] espresso da </text:span><text:span text:style-name="T32">[pareri.ente]</text:span><text:span text:style-name="T39"> con nota n° [pareri.numero_parere] in data [pareri.data_rilascio] recepito agli atti al prot. n° [pareri.protocollo_ricezione] in data [pareri.data_ricezione], contenente le seguenti prescrizioni: </text:span><text:span text:style-name="T44">[pareri.prescrizioni]</text:span><text:span text:style-name="T39">;</text:span></text:p>
        </text:list-item>
      </text:list>
      <text:p text:style-name="P13"/>
      <text:p text:style-name="P19">DESCRIZIONE DELLE OPERE:</text:p>
      <text:p text:style-name="P14"/>
      <text:p text:style-name="P14">[oggetto]</text:p>
      <text:p text:style-name="P14"/>
      <text:p text:style-name="P19">PARERE DI CONFORMITA’:</text:p>
      <text:p text:style-name="P33"><text:span text:style-name="T27">P.T.C.P. : </text:span><text:span text:style-name="T28">Nulla da rilevare in nessuno degli assetti.</text:span></text:p>
      <text:p text:style-name="P14"><text:span text:style-name="T27">P.T.C.P.Area Centrale Ligure : </text:span>L’intervento non ricade in zona interessata dal piano <text:span text:style-name="T45">(precisare conforme/non conforme in quanto.....)</text:span></text:p>
      <text:p text:style-name="P14"><text:span text:style-name="T27">SUA : </text:span>in ambito …...... <text:span text:style-name="T45">(precisare conforme/non conforme... in quanto....)</text:span></text:p>
      <text:p text:style-name="P33"><text:span text:style-name="T29">P.R.I.S. <text:s/></text:span><text:span text:style-name="T33">(las</text:span><text:span text:style-name="T34">ciare solo in caso di sanatorie in epoca di vigenza del piano) conforme/non conforme in quanto...</text:span></text:p>
      <text:p text:style-name="P31"><text:span text:style-name="T30">P.U.C. :</text:span><text:span text:style-name="T36"> </text:span><text:span text:style-name="T37">Nulla da rilevare</text:span><text:span text:style-name="T36"> / </text:span><text:span text:style-name="T46">l'interv</text:span><text:span text:style-name="T46">ento è compatibile con</text:span><text:span text:style-name="T47"> la Normativa generale di attuazione e </text:span><text:span text:style-name="T46">con le norme di livello puntuale paesistico</text:span><text:span text:style-name="T47"> del PUC </text:span><text:span text:style-name="T48">(ad eccezione della deroga richiesta delle NdLP art......... (riportare eventualmente lo stralcio)</text:span></text:p>
      <text:p text:style-name="P31"><text:span text:style-name="T31">REGOLAMENTO EDILIZIO : <text:s/></text:span><text:span text:style-name="T39">Nulla da rilevare o non conforme ai disposti dell'art..... </text:span><text:span text:style-name="T40">(riportare stralcio </text:span><text:soft-page-break/><text:span text:style-name="T40">del RE relativo)</text:span></text:p>
      <text:p text:style-name="P10">BARRIERE ARCHITETTONICHE: <text:span text:style-name="T55">il progettista ha prodotto relazione specifica, elaborato grafico con indicazione percorsi e relativa dichiarazione</text:span></text:p>
      <text:p text:style-name="P24">PREVENZIONE INCENDI : <text:span text:style-name="T57">Il progettista dichiara che l'intervento non è soggetto alle norme di prevenzione incendi/o è soggetto …....</text:span></text:p>
      <text:p text:style-name="P11">TERRE E ROCCE DA SCAVO : <text:span text:style-name="T57">Il progettista non precisa nulla in merito (oppure è stata prodotta dichiarazione di </text:span><text:span text:style-name="T52">non <text:s/>riutilizzo delle terre e rocce da scavo e conferimento in discarica.</text:span><text:span text:style-name="T57">....)</text:span></text:p>
      <text:p text:style-name="P12"><text:span text:style-name="T58">LINEE VITA :<text:tab/></text:span><text:span text:style-name="T59">è stata prodotta documentazione progettuale/ </text:span><text:span text:style-name="T60">non è stata prodotta la documentazione progettuale/</text:span><text:span text:style-name="T61"> </text:span><text:span text:style-name="T53">La progettazione è stata trasmessa ma deve essere integrata in quanto non è stata prodotta a corredo la relazione di calcolo di verifica della resistenza dei punti di ancoraggio</text:span><text:span text:style-name="T54"> (vedere il caso)</text:span></text:p>
      <text:p text:style-name="P21">NORMATIVA IN MATERIA DI INQUINAMENTO ACUSTICO : <text:span text:style-name="T56">(se del caso)</text:span></text:p>
      <text:p text:style-name="P22">Trattandosi di nuovo insediamento residenziale da realizzare in prossimità di una strada occorre che venga redatto la “valutazione previsionale di clima acustico” come richiesto dalla normativa vigente. </text:p>
      <text:p text:style-name="P12"><text:span text:style-name="T62">(se Piano casa)</text:span> Verifica rispetto dei requisiti richiesti ai sensi dell'art. 6 <text:span text:style-name="T63">o 7 </text:span>della L.R. 49/09:</text:p>
      <text:p text:style-name="P25">l'intervento di ricostruzione in sito deve avvenire in osservanza dei presupposti, dei requisiti, delle condizioni e dei limiti di cui all'art. 6 e quindi può essere assentito in deroga alla disciplina di PUC, fatto salvo:</text:p>
      <text:list xml:id="list3172108607363461032" text:style-name="L2">
        <text:list-item>
          <text:p text:style-name="P26">il rispetto della distanza tra fabbricati ivi prevista </text:p>
        </text:list-item>
        <text:list-item>
          <text:p text:style-name="P26">la dotazione di parcheggi pertinenziali 1 m ogni 10mc </text:p>
        </text:list-item>
        <text:list-item>
          <text:p text:style-name="P26">conformità al PTCP e alle norme di piano di Bacino</text:p>
        </text:list-item>
        <text:list-item>
          <text:p text:style-name="P26">conformità norme antisismiche</text:p>
        </text:list-item>
        <text:list-item>
          <text:p text:style-name="P27">conformità normativa in materia di rendimento energetico</text:p>
        </text:list-item>
      </text:list>
      <text:p text:style-name="P19"/>
      <text:p text:style-name="P19">PARERE UFFICIO :</text:p>
      <text:p text:style-name="P28">Si rileva …........</text:p>
      <text:p text:style-name="P23">L'ufficio ritiene necessario che vengano prodotte alcune integrazioni alla progettazione di seguito meglio specificate : ….......</text:p>
      <text:p text:style-name="P29">(oppure) Per quanto in atti la soluzione progettuale non risulta in contrasto con gli strumenti urbanistici.</text:p>
      <text:p text:style-name="P28">Alla luce di quanto istruito si chiede parere in merito a …....</text:p>
      <text:p text:style-name="P7">Alla luce di quanto sopra istruito si chiede parere in merito alla fattibilità dell'intervento <text:span text:style-name="T26">(e alla deroga richiesta)</text:span>, fermo restando e l'acquisizione delle autorizzazioni e pareri suddetti.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3">Savona, </text:p>
            <text:p text:style-name="P13"/>
          </table:table-cell>
          <table:table-cell table:style-name="Tabella1.A1" office:value-type="string">
            <text:p text:style-name="P16"/>
          </table:table-cell>
        </table:table-row>
        <table:table-row table:style-name="Tabella1.1">
          <table:table-cell table:style-name="Tabella1.A1" office:value-type="string">
            <text:p text:style-name="P17"/>
          </table:table-cell>
          <table:table-cell table:style-name="Tabella1.A1" office:value-type="string">
            <text:p text:style-name="P15">L’istruttore tecnico</text:p>
            <text:p text:style-name="P15">[istruttore_tecnico]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padding="0.035cm" fo:border="0.026cm solid #000000"/>
      <style:text-properties style:font-name="Times New Roman" fo:font-size="12pt" fo:language="it" fo:country="IT" fo:font-weight="bold" style:font-size-asian="12pt" style:font-weight-asian="bold" style:font-name-complex="Times New Roman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TT</dc:title>
    <meta:creation-date>2014-04-18T17:34:45.918000000</meta:creation-date>
    <dc:date>2015-05-28T10:15:03.15</dc:date>
    <meta:editing-cycles>17</meta:editing-cycles>
    <meta:editing-duration>PT53M</meta:editing-duration>
    <meta:generator>OpenOffice/4.1.0$Win32 OpenOffice.org_project/410m18$Build-9764</meta:generator>
    <meta:document-statistic meta:table-count="1" meta:image-count="0" meta:object-count="0" meta:page-count="2" meta:paragraph-count="59" meta:word-count="571" meta:character-count="4192"/>
  </office:meta>
</office:document-meta>
</file>